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54c" officeooo:paragraph-rsid="0003d54c"/>
    </style:style>
    <style:style style:name="P2" style:family="paragraph" style:parent-style-name="Preformatted_20_Text">
      <style:text-properties officeooo:rsid="0003d54c" officeooo:paragraph-rsid="0003d54c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rsid="0006f545" officeooo:paragraph-rsid="0006f545"/>
    </style:style>
    <style:style style:name="P5" style:family="paragraph" style:parent-style-name="Preformatted_20_Text">
      <style:text-properties officeooo:paragraph-rsid="0003d54c"/>
    </style:style>
    <style:style style:name="P6" style:family="paragraph" style:parent-style-name="Preformatted_20_Text">
      <style:text-properties officeooo:paragraph-rsid="0006f545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03d54c" officeooo:paragraph-rsid="0003d54c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3d54c"/>
    </style:style>
    <style:style style:name="T1" style:family="text">
      <style:text-properties officeooo:rsid="0003d54c"/>
    </style:style>
    <style:style style:name="T2" style:family="text">
      <style:text-properties officeooo:rsid="00057b45"/>
    </style:style>
    <style:style style:name="T3" style:family="text">
      <style:text-properties officeooo:rsid="0006f5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vidual task:</text:p>
      <text:p text:style-name="P1"/>
      <text:p text:style-name="P1">Teachers:</text:p>
      <text:p text:style-name="P1"/>
      <text:p text:style-name="P5"><text:span text:style-name="T3">Total </text:span>53</text:p>
      <text:p text:style-name="P5"/>
      <text:p text:style-name="P4">Edad - N- N_females</text:p>
      <text:p text:style-name="Preformatted_20_Text">5 5 2</text:p>
      <text:p text:style-name="Preformatted_20_Text">6 6 4</text:p>
      <text:p text:style-name="Preformatted_20_Text">7 7 3</text:p>
      <text:p text:style-name="Preformatted_20_Text">8 3 1</text:p>
      <text:p text:style-name="Preformatted_20_Text">9 6 3</text:p>
      <text:p text:style-name="Preformatted_20_Text">10 6 2</text:p>
      <text:p text:style-name="Preformatted_20_Text">11 4 1</text:p>
      <text:p text:style-name="Preformatted_20_Text">12 2 1</text:p>
      <text:p text:style-name="Preformatted_20_Text">13 1 1</text:p>
      <text:p text:style-name="Preformatted_20_Text">14 1 1</text:p>
      <text:p text:style-name="Preformatted_20_Text">16 1 1</text:p>
      <text:p text:style-name="Preformatted_20_Text">18 2 2</text:p>
      <text:p text:style-name="Preformatted_20_Text">20 1 0</text:p>
      <text:p text:style-name="Preformatted_20_Text">32 1 1</text:p>
      <text:p text:style-name="Preformatted_20_Text">40 2 1</text:p>
      <text:p text:style-name="Preformatted_20_Text">41 1 0</text:p>
      <text:p text:style-name="Preformatted_20_Text">42 1 0</text:p>
      <text:p text:style-name="Preformatted_20_Text">44 1 1</text:p>
      <text:p text:style-name="Preformatted_20_Text">49 1 0</text:p>
      <text:p text:style-name="P7">57 1 1</text:p>
      <text:p text:style-name="P2"/>
      <text:p text:style-name="P8">Learners: </text:p>
      <text:p text:style-name="P9"><text:span text:style-name="T3">Total: </text:span>42</text:p>
      <text:p text:style-name="P6"><text:span text:style-name="T3">Edad – N – N_females</text:span></text:p>
      <text:p text:style-name="Preformatted_20_Text">5 1 0</text:p>
      <text:p text:style-name="Preformatted_20_Text">6 3 3</text:p>
      <text:p text:style-name="Preformatted_20_Text">7 2 1</text:p>
      <text:p text:style-name="Preformatted_20_Text">8 6 4</text:p>
      <text:p text:style-name="Preformatted_20_Text">9 6 2</text:p>
      <text:p text:style-name="Preformatted_20_Text">10 6 2</text:p>
      <text:p text:style-name="Preformatted_20_Text">11 4 2</text:p>
      <text:p text:style-name="Preformatted_20_Text">12 4 2</text:p>
      <text:p text:style-name="Preformatted_20_Text">13 2 1</text:p>
      <text:p text:style-name="Preformatted_20_Text">17 1 1</text:p>
      <text:p text:style-name="Preformatted_20_Text">19 1 0</text:p>
      <text:p text:style-name="Preformatted_20_Text">20 1 0</text:p>
      <text:p text:style-name="Preformatted_20_Text">32 1 1</text:p>
      <text:p text:style-name="Preformatted_20_Text">42 1 1</text:p>
      <text:p text:style-name="Preformatted_20_Text">43 1 1</text:p>
      <text:p text:style-name="Preformatted_20_Text">44 1 1</text:p>
      <text:p text:style-name="P7">45 1 0</text:p>
      <text:p text:style-name="Preformatted_20_Text"/>
      <text:p text:style-name="P9"/>
      <text:p text:style-name="P8"/>
      <text:p text:style-name="P8"><text:soft-page-break/></text:p>
      <text:p text:style-name="P8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2:48:42.791975338</meta:creation-date>
    <dc:date>2018-08-22T17:20:26.916261552</dc:date>
    <meta:editing-duration>PT14M7S</meta:editing-duration>
    <meta:editing-cycles>1</meta:editing-cycles>
    <meta:document-statistic meta:table-count="0" meta:image-count="0" meta:object-count="0" meta:page-count="2" meta:paragraph-count="44" meta:word-count="126" meta:character-count="303" meta:non-whitespace-character-count="218"/>
    <meta:generator>LibreOffice/5.1.6.2$Linux_X86_64 LibreOffice_project/10m0$Build-2</meta:generator>
  </office:meta>
</office:document-meta>
</file>